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000000033C70662DF40C4A007.png" manifest:media-type="image/png"/>
  <manifest:file-entry manifest:full-path="Pictures/10000CBD00000741000006CBB8DA7E94BB88283C.svg" manifest:media-type="image/svg+xml"/>
  <manifest:file-entry manifest:full-path="Pictures/10000201000000EF000000E627A34A1357D8A407.png" manifest:media-type="image/png"/>
  <manifest:file-entry manifest:full-path="Pictures/10000201000000C0000000C0B23D0C6D0C28D166.png" manifest:media-type="image/png"/>
  <manifest:file-entry manifest:full-path="Pictures/10000201000000190000001922F50D537C17AB2F.png" manifest:media-type="image/png"/>
  <manifest:file-entry manifest:full-path="Pictures/10000259000006B8000006B8218E5B571E5FD386.svg" manifest:media-type="image/svg+xml"/>
  <manifest:file-entry manifest:full-path="Pictures/100002010000004100000041A0B6ACB96BDCF9D2.png" manifest:media-type="image/png"/>
  <manifest:file-entry manifest:full-path="Pictures/10000560000004F6000005413BD8687ABFCF0532.svg" manifest:media-type="image/svg+xml"/>
  <manifest:file-entry manifest:full-path="Pictures/100035E50000133100000D4D297F3CFA3600FEE0.svg" manifest:media-type="image/svg+xml"/>
  <manifest:file-entry manifest:full-path="Pictures/1000032E000002950000029528A6A3D6CA598393.svg" manifest:media-type="image/svg+xml"/>
  <manifest:file-entry manifest:full-path="Pictures/10000201000000BA00000081A047B7D400EAFA6B.png" manifest:media-type="image/png"/>
  <manifest:file-entry manifest:full-path="Pictures/10000000000001A0000000EA656D763233CAF568.jpg" manifest:media-type="image/jpeg"/>
  <manifest:file-entry manifest:full-path="Pictures/10000201000001F40000016856839039C015A18E.png" manifest:media-type="image/png"/>
  <manifest:file-entry manifest:full-path="Pictures/100002010000002F0000001D0C42DA6396839D71.png" manifest:media-type="image/png"/>
  <manifest:file-entry manifest:full-path="Pictures/100002010000004600000042068AF9510C73F7D4.png" manifest:media-type="image/png"/>
  <manifest:file-entry manifest:full-path="Pictures/100009F4000004DC000002FF3D6116F10B2116A2.svg" manifest:media-type="image/svg+xml"/>
  <manifest:file-entry manifest:full-path="Pictures/10000B0700000707000009180952A29F69CCA62E.svg" manifest:media-type="image/svg+xml"/>
  <manifest:file-entry manifest:full-path="Pictures/100002010000004400000058B32A368EC8AEB105.png" manifest:media-type="image/png"/>
  <manifest:file-entry manifest:full-path="Pictures/10000201000000C0000000C05EC757913BA9758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CRA" svg:font-family="OCRA" style:font-pitch="fixed"/>
    <style:font-face style:name="OCRA1" svg:font-family="OCRA" style:font-adornments="Regular" style:font-pitch="fixed"/>
    <style:font-face style:name="CMU Bright2" svg:font-family="'CMU Bright'" style:font-adornments="Regular" style:font-pitch="variable"/>
    <style:font-face style:name="OCRA2" svg:font-family="OCRA" style:font-adornments="Regular" style:font-pitch="variable"/>
    <style:font-face style:name="CMU Bright" svg:font-family="'CMU Bright'" style:font-family-generic="roman" style:font-pitch="variable"/>
    <style:font-face style:name="CMU Bright1" svg:font-family="'CMU Br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4.5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2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91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4.0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754cm"/>
      <style:paragraph-properties style:writing-mode="lr-tb"/>
    </style:style>
    <style:style style:name="gr7" style:family="graphic" style:parent-style-name="objectwithoutfill">
      <style:graphic-properties draw:marker-end="Arrow_20_concave" draw:marker-end-width="0.3cm" draw:fill="none" draw:textarea-vertical-align="middle"/>
    </style:style>
    <style:style style:name="gr8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0.374cm" fo:min-width="1.01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width="0.053cm" svg:stroke-color="#000000" draw:marker-start-width="0.279cm" draw:marker-end-width="0.279cm" draw:fill="solid" draw:fill-color="#000000" draw:textarea-horizontal-align="left" draw:auto-grow-height="true" draw:auto-grow-width="true" fo:min-height="0.747cm" fo:min-width="2.847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0.374cm" fo:min-width="0.815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none" svg:stroke-width="0.053cm" svg:stroke-color="#000000" draw:marker-start-width="0.279cm" draw:marker-end-width="0.279cm" draw:fill="solid" draw:fill-color="#000000" draw:textarea-horizontal-align="left" draw:auto-grow-height="true" draw:auto-grow-width="true" fo:min-height="0.374cm" fo:min-width="3.253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3cm" fo:min-width="8.067cm"/>
      <style:paragraph-properties style:writing-mode="lr-tb"/>
    </style:style>
    <style:style style:name="gr14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1.119cm" fo:min-width="6.403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withoutfill">
      <style:graphic-properties draw:marker-end="Arrow_20_concave" draw:fill="solid" draw:textarea-vertical-align="middl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7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0.747cm" fo:min-width="1.657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OCRA" fo:font-size="12pt" style:font-size-asian="12pt" style:font-size-complex="12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ffffff"/>
      <style:paragraph-properties style:writing-mode="lr-tb"/>
      <style:text-properties style:font-name="OCRA" fo:font-size="8pt" style:font-size-asian="10.5pt" style:font-size-complex="10.5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0000"/>
      <style:paragraph-properties fo:text-align="center" style:writing-mode="lr-tb"/>
      <style:text-properties fo:color="#ffffff" loext:opacity="100%" style:font-name="OCRA" fo:font-size="8pt" style:font-size-asian="10.5pt" style:font-size-complex="10.5pt"/>
    </style:style>
    <style:style style:name="P8" style:family="paragraph">
      <loext:graphic-properties draw:fill="solid" draw:fill-color="#000000"/>
      <style:paragraph-properties style:writing-mode="lr-tb"/>
      <style:text-properties fo:color="#ffffff" loext:opacity="100%" style:font-name="OCRA" fo:font-size="8pt" style:font-size-asian="10.5pt" style:font-size-complex="10.5pt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OCRA" fo:font-size="12pt" style:font-size-asian="12pt" style:font-size-complex="12pt"/>
    </style:style>
    <style:style style:name="P11" style:family="paragraph">
      <loext:graphic-properties draw:fill="solid"/>
      <style:paragraph-properties fo:text-align="center"/>
      <style:text-properties fo:font-weight="bold"/>
    </style:style>
    <style:style style:name="T1" style:family="text">
      <style:text-properties style:font-name="OCRA" fo:font-size="12pt" style:font-size-asian="12pt" style:font-size-complex="12pt"/>
    </style:style>
    <style:style style:name="T2" style:family="text">
      <style:text-properties style:font-name="OCRA" fo:font-size="8pt" style:font-size-asian="10.5pt" style:font-size-complex="10.5pt"/>
    </style:style>
    <style:style style:name="T3" style:family="text">
      <style:text-properties fo:color="#ffffff" loext:opacity="100%" style:font-name="OCRA" fo:font-size="8pt" style:font-size-asian="10.5pt" style:font-size-complex="10.5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23cm" svg:height="0.992cm" svg:x="1.63cm" svg:y="-1.139cm">
          <draw:text-box>
            <text:p>Krawler Modules</text:p>
          </draw:text-box>
        </draw:frame>
        <draw:frame draw:style-name="gr2" draw:text-style-name="P1" draw:layer="layout" svg:width="2.542cm" svg:height="0.992cm" svg:x="5.282cm" svg:y="8.933cm">
          <draw:text-box>
            <text:p>Fetcher</text:p>
          </draw:text-box>
        </draw:frame>
        <draw:frame draw:style-name="gr3" draw:text-style-name="P2" xml:id="id2" draw:id="id2" draw:layer="layout" svg:width="1.326cm" svg:height="1.325cm" svg:x="8.697cm" svg:y="2.821cm">
          <draw:image xlink:href="Pictures/1000032E000002950000029528A6A3D6CA598393.svg" xlink:type="simple" xlink:show="embed" xlink:actuate="onLoad" draw:mime-type="image/svg+xml">
            <text:p/>
          </draw:image>
          <draw:image xlink:href="Pictures/10000201000000190000001922F50D537C17AB2F.png" xlink:type="simple" xlink:show="embed" xlink:actuate="onLoad" draw:mime-type="image/png"/>
        </draw:frame>
        <draw:frame draw:style-name="gr3" draw:text-style-name="P2" draw:layer="layout" svg:width="1.378cm" svg:height="1.378cm" svg:x="8.671cm" svg:y="4.583cm">
          <draw:image xlink:href="Pictures/10000259000006B8000006B8218E5B571E5FD386.svg" xlink:type="simple" xlink:show="embed" xlink:actuate="onLoad" draw:mime-type="image/svg+xml">
            <text:p/>
          </draw:image>
          <draw:image xlink:href="Pictures/100002010000004100000041A0B6ACB96BDCF9D2.png" xlink:type="simple" xlink:show="embed" xlink:actuate="onLoad" draw:mime-type="image/png"/>
        </draw:frame>
        <draw:frame draw:style-name="gr4" draw:text-style-name="P3" xml:id="id7" draw:id="id7" draw:layer="layout" svg:width="1.416cm" svg:height="0.81cm" svg:x="7.124cm" svg:y="3.067cm">
          <draw:text-box>
            <text:p><text:span text:style-name="T1">A</text:span><text:span text:style-name="T1">P</text:span><text:span text:style-name="T1">I</text:span></text:p>
          </draw:text-box>
        </draw:frame>
        <draw:frame draw:style-name="gr4" draw:text-style-name="P3" xml:id="id8" draw:id="id8" draw:layer="layout" svg:width="1.416cm" svg:height="0.81cm" svg:x="7.124cm" svg:y="4.57cm">
          <draw:text-box>
            <text:p><text:span text:style-name="T1">A</text:span><text:span text:style-name="T1">P</text:span><text:span text:style-name="T1">I</text:span></text:p>
          </draw:text-box>
        </draw:frame>
        <draw:frame draw:style-name="gr4" draw:text-style-name="P3" xml:id="id6" draw:id="id6" draw:layer="layout" svg:width="1.416cm" svg:height="0.81cm" svg:x="4.634cm" svg:y="4.976cm">
          <draw:text-box>
            <text:p><text:span text:style-name="T1">A</text:span><text:span text:style-name="T1">P</text:span><text:span text:style-name="T1">I</text:span></text:p>
          </draw:text-box>
        </draw:frame>
        <draw:frame draw:style-name="gr4" draw:text-style-name="P3" xml:id="id5" draw:id="id5" draw:layer="layout" svg:width="1.416cm" svg:height="0.81cm" svg:x="4.604cm" svg:y="3.667cm">
          <draw:text-box>
            <text:p><text:span text:style-name="T1">A</text:span><text:span text:style-name="T1">P</text:span><text:span text:style-name="T1">I</text:span></text:p>
          </draw:text-box>
        </draw:frame>
        <draw:frame draw:style-name="gr5" draw:text-style-name="P1" draw:layer="layout" svg:width="4.57cm" svg:height="0.992cm" svg:x="1.096cm" svg:y="1.089cm">
          <draw:text-box>
            <text:p>fully integrated</text:p>
          </draw:text-box>
        </draw:frame>
        <draw:frame draw:style-name="gr4" draw:text-style-name="P3" xml:id="id3" draw:id="id3" draw:layer="layout" svg:width="1.416cm" svg:height="0.81cm" svg:x="4.614cm" svg:y="2.47cm">
          <draw:text-box>
            <text:p><text:span text:style-name="T1">A</text:span><text:span text:style-name="T1">P</text:span><text:span text:style-name="T1">I</text:span></text:p>
          </draw:text-box>
        </draw:frame>
        <draw:frame draw:style-name="gr3" draw:text-style-name="P2" draw:layer="layout" svg:width="2.653cm" svg:height="1.491cm" svg:x="1.715cm" svg:y="3.397cm">
          <draw:image xlink:href="Pictures/10000000000001A0000000EA656D763233CAF568.jpg" xlink:type="simple" xlink:show="embed" xlink:actuate="onLoad" draw:mime-type="image/jpeg">
            <text:p/>
          </draw:image>
        </draw:frame>
        <draw:frame draw:style-name="gr3" draw:text-style-name="P2" draw:layer="layout" svg:width="1.453cm" svg:height="1.046cm" svg:x="2.871cm" svg:y="2.422cm">
          <draw:image xlink:href="Pictures/10000201000001F40000016856839039C015A18E.png" xlink:type="simple" xlink:show="embed" xlink:actuate="onLoad" draw:mime-type="image/png">
            <text:p/>
          </draw:image>
        </draw:frame>
        <draw:frame draw:style-name="gr6" draw:text-style-name="P1" draw:layer="layout" svg:width="3.254cm" svg:height="0.992cm" svg:x="7.715cm" svg:y="1.089cm">
          <draw:text-box>
            <text:p>connected</text:p>
          </draw:text-box>
        </draw:frame>
        <draw:frame draw:style-name="gr2" draw:text-style-name="P1" draw:layer="layout" svg:width="3.279cm" svg:height="0.992cm" svg:x="11.98cm" svg:y="1.089cm">
          <draw:text-box>
            <text:p>associated</text:p>
          </draw:text-box>
        </draw:frame>
        <draw:connector draw:style-name="gr7" draw:text-style-name="P2" draw:layer="layout" svg:x1="12.543cm" svg:y1="3.483cm" svg:x2="10.023cm" svg:y2="3.483cm" draw:start-shape="id1" draw:start-glue-point="3" draw:end-shape="id2" draw:end-glue-point="1" svg:d="M12543 3483h-2520" svg:viewBox="0 0 2521 1">
          <text:p/>
        </draw:connector>
        <draw:frame draw:style-name="gr8" draw:text-style-name="P4" xml:id="id4" draw:id="id4" draw:layer="layout" svg:width="2.434cm" svg:height="1.5cm" svg:x="5.336cm" svg:y="7.478cm">
          <draw:image xlink:href="Pictures/100009F4000004DC000002FF3D6116F10B2116A2.svg" xlink:type="simple" xlink:show="embed" xlink:actuate="onLoad" draw:mime-type="image/svg+xml">
            <text:p/>
          </draw:image>
          <draw:image xlink:href="Pictures/100002010000002F0000001D0C42DA6396839D71.png" xlink:type="simple" xlink:show="embed" xlink:actuate="onLoad" draw:mime-type="image/png"/>
        </draw:frame>
        <draw:connector draw:style-name="gr7" draw:text-style-name="P2" draw:layer="layout" svg:x1="6.03cm" svg:y1="2.875cm" svg:x2="6.553cm" svg:y2="7.478cm" draw:start-shape="id3" draw:start-glue-point="1" draw:end-shape="id4" draw:end-glue-point="0" svg:d="M6030 2875h523v4603" svg:viewBox="0 0 524 4604">
          <text:p/>
        </draw:connector>
        <draw:connector draw:style-name="gr7" draw:text-style-name="P2" draw:layer="layout" svg:x1="6.02cm" svg:y1="4.072cm" svg:x2="6.553cm" svg:y2="7.478cm" draw:start-shape="id5" draw:start-glue-point="1" draw:end-shape="id4" draw:end-glue-point="0" svg:d="M6020 4072h533v3406" svg:viewBox="0 0 534 3407">
          <text:p/>
        </draw:connector>
        <draw:connector draw:style-name="gr7" draw:text-style-name="P2" draw:layer="layout" svg:x1="6.05cm" svg:y1="5.381cm" svg:x2="6.553cm" svg:y2="7.478cm" draw:start-shape="id6" draw:start-glue-point="1" draw:end-shape="id4" draw:end-glue-point="0" svg:d="M6050 5381h503v2097" svg:viewBox="0 0 504 2098">
          <text:p/>
        </draw:connector>
        <draw:connector draw:style-name="gr7" draw:text-style-name="P2" draw:layer="layout" svg:x1="7.124cm" svg:y1="3.472cm" svg:x2="6.553cm" svg:y2="7.478cm" draw:start-shape="id7" draw:start-glue-point="3" draw:end-shape="id4" draw:end-glue-point="0" svg:d="M7124 3472h-571v4006" svg:viewBox="0 0 572 4007">
          <text:p/>
        </draw:connector>
        <draw:connector draw:style-name="gr7" draw:text-style-name="P2" draw:layer="layout" svg:x1="7.124cm" svg:y1="4.975cm" svg:x2="6.553cm" svg:y2="7.478cm" draw:start-shape="id8" draw:start-glue-point="3" draw:end-shape="id4" draw:end-glue-point="0" svg:d="M7124 4975h-571v2503" svg:viewBox="0 0 572 2504">
          <text:p/>
        </draw:connector>
        <draw:connector draw:style-name="gr7" draw:text-style-name="P2" draw:layer="layout" svg:x1="12.237cm" svg:y1="5.272cm" svg:x2="10.023cm" svg:y2="3.483cm" draw:start-shape="id9" draw:start-glue-point="3" draw:end-shape="id2" draw:end-glue-point="1" svg:d="M12237 5272h-1107v-1789h-1107" svg:viewBox="0 0 2215 1790">
          <text:p/>
        </draw:connector>
        <draw:frame draw:style-name="gr3" draw:text-style-name="P2" xml:id="id15" draw:id="id15" draw:layer="layout" svg:width="1.466cm" svg:height="1.897cm" svg:x="14.202cm" svg:y="7.28cm">
          <draw:image xlink:href="Pictures/10000B0700000707000009180952A29F69CCA62E.svg" xlink:type="simple" xlink:show="embed" xlink:actuate="onLoad" draw:mime-type="image/svg+xml">
            <text:p/>
          </draw:image>
          <draw:image xlink:href="Pictures/100002010000004400000058B32A368EC8AEB105.png" xlink:type="simple" xlink:show="embed" xlink:actuate="onLoad" draw:mime-type="image/png"/>
        </draw:frame>
        <draw:frame draw:style-name="gr9" draw:text-style-name="P5" draw:layer="layout" svg:width="1.57cm" svg:height="0.676cm" svg:x="14.991cm" svg:y="8.314cm">
          <draw:text-box>
            <text:p><text:span text:style-name="T2">.to</text:span><text:span text:style-name="T2">ml</text:span></text:p>
          </draw:text-box>
        </draw:frame>
        <draw:frame draw:style-name="gr10" draw:text-style-name="P7" xml:id="id13" draw:id="id13" draw:layer="layout" svg:width="3.399cm" svg:height="1.049cm" svg:x="13.269cm" svg:y="8.969cm">
          <draw:text-box>
            <text:p text:style-name="P6"><text:span text:style-name="T3">normalised</text:span></text:p>
            <text:p text:style-name="P6"><text:span text:style-name="T3">manifest files</text:span></text:p>
          </draw:text-box>
        </draw:frame>
        <draw:frame draw:style-name="gr3" draw:text-style-name="P2" xml:id="id12" draw:id="id12" draw:layer="layout" svg:width="1.466cm" svg:height="1.897cm" svg:x="9.517cm" svg:y="7.28cm">
          <draw:image xlink:href="Pictures/10000B0700000707000009180952A29F69CCA62E.svg" xlink:type="simple" xlink:show="embed" xlink:actuate="onLoad" draw:mime-type="image/svg+xml">
            <text:p/>
          </draw:image>
          <draw:image xlink:href="Pictures/100002010000004400000058B32A368EC8AEB105.png" xlink:type="simple" xlink:show="embed" xlink:actuate="onLoad" draw:mime-type="image/png"/>
        </draw:frame>
        <draw:frame draw:style-name="gr3" draw:text-style-name="P2" xml:id="id16" draw:id="id16" draw:layer="layout" svg:width="1.466cm" svg:height="1.897cm" svg:x="14.202cm" svg:y="11.887cm">
          <draw:image xlink:href="Pictures/10000B0700000707000009180952A29F69CCA62E.svg" xlink:type="simple" xlink:show="embed" xlink:actuate="onLoad" draw:mime-type="image/svg+xml">
            <text:p/>
          </draw:image>
          <draw:image xlink:href="Pictures/100002010000004400000058B32A368EC8AEB105.png" xlink:type="simple" xlink:show="embed" xlink:actuate="onLoad" draw:mime-type="image/png"/>
        </draw:frame>
        <draw:frame draw:style-name="gr11" draw:text-style-name="P5" draw:layer="layout" svg:width="1.367cm" svg:height="0.676cm" svg:x="15.012cm" svg:y="13.329cm">
          <draw:text-box>
            <text:p><text:span text:style-name="T2">.rdf</text:span></text:p>
          </draw:text-box>
        </draw:frame>
        <draw:frame draw:style-name="gr12" draw:text-style-name="P8" xml:id="id10" draw:id="id10" draw:layer="layout" svg:width="3.805cm" svg:height="0.676cm" svg:x="13.125cm" svg:y="13.984cm">
          <draw:text-box>
            <text:p><text:span text:style-name="T3">linked open data</text:span></text:p>
          </draw:text-box>
        </draw:frame>
        <draw:frame draw:style-name="gr2" draw:text-style-name="P1" draw:layer="layout" svg:width="4.663cm" svg:height="0.992cm" svg:x="4.222cm" svg:y="13.688cm">
          <draw:text-box>
            <text:p>RDF-Converter</text:p>
          </draw:text-box>
        </draw:frame>
        <draw:frame draw:style-name="gr13" draw:text-style-name="P9" xml:id="id11" draw:id="id11" draw:layer="layout" svg:width="8.567cm" svg:height="1.483cm" svg:x="2.27cm" svg:y="16.498cm">
          <draw:text-box>
            <text:p text:style-name="P6">Wikibase-Pusher</text:p>
            <text:p text:style-name="P6"><text:span text:style-name="T4">(conversion </text:span><text:span text:style-name="T4">into Wikibase-</text:span><text:span text:style-name="T4">specific </text:span><text:span text:style-name="T4">structure)</text:span></text:p>
          </draw:text-box>
        </draw:frame>
        <draw:frame draw:style-name="gr14" draw:text-style-name="P10" draw:layer="layout" svg:width="6.937cm" svg:height="1.403cm" svg:x="3.085cm" svg:y="19.366cm">
          <draw:text-box>
            <text:p text:style-name="P6"><text:span text:style-name="T1">AP</text:span><text:span text:style-name="T1">I/</text:span></text:p>
            <text:p text:style-name="P6"><text:span text:style-name="T1">Wi</text:span><text:span text:style-name="T1">ki</text:span><text:span text:style-name="T1">ba</text:span><text:span text:style-name="T1">se</text:span><text:span text:style-name="T1">Re</text:span><text:span text:style-name="T1">co</text:span><text:span text:style-name="T1">nc</text:span><text:span text:style-name="T1">il</text:span><text:span text:style-name="T1">eE</text:span><text:span text:style-name="T1">di</text:span><text:span text:style-name="T1">t</text:span></text:p>
          </draw:text-box>
          <draw:glue-point draw:id="4" svg:x="-3.007cm" svg:y="-4.91cm"/>
        </draw:frame>
        <draw:line draw:style-name="gr15" draw:text-style-name="P11" draw:layer="layout" svg:x1="6.553cm" svg:y1="20.799cm" svg:x2="6.553cm" svg:y2="21.55cm">
          <text:p/>
        </draw:line>
        <draw:frame draw:style-name="gr3" draw:text-style-name="P2" draw:layer="layout" svg:width="4.199cm" svg:height="2.911cm" svg:x="5.106cm" svg:y="21.422cm">
          <draw:image xlink:href="Pictures/100035E50000133100000D4D297F3CFA3600FEE0.svg" xlink:type="simple" xlink:show="embed" xlink:actuate="onLoad" draw:mime-type="image/svg+xml">
            <text:p/>
          </draw:image>
          <draw:image xlink:href="Pictures/10000201000000BA00000081A047B7D400EAFA6B.png" xlink:type="simple" xlink:show="embed" xlink:actuate="onLoad" draw:mime-type="image/png"/>
          <draw:glue-point draw:id="4" svg:x="-1.533cm" svg:y="-4.569cm"/>
        </draw:frame>
        <draw:frame draw:style-name="gr3" draw:text-style-name="P2" draw:layer="layout" svg:width="1.104cm" svg:height="1.104cm" svg:x="2.83cm" svg:y="5.018cm">
          <draw:image xlink:href="Pictures/10000201000000C0000000C05EC757913BA9758F.png" xlink:type="simple" xlink:show="embed" xlink:actuate="onLoad" draw:mime-type="image/png">
            <text:p/>
          </draw:image>
        </draw:frame>
        <draw:frame draw:style-name="gr3" draw:text-style-name="P2" xml:id="id9" draw:id="id9" draw:layer="layout" svg:width="2.392cm" svg:height="2.392cm" svg:x="12.237cm" svg:y="4.076cm">
          <draw:image xlink:href="Pictures/10000201000000C0000000C0B23D0C6D0C28D166.png" xlink:type="simple" xlink:show="embed" xlink:actuate="onLoad" draw:mime-type="image/png">
            <text:p/>
          </draw:image>
        </draw:frame>
        <draw:frame draw:style-name="gr3" draw:text-style-name="P2" xml:id="id1" draw:id="id1" draw:layer="layout" svg:width="1.781cm" svg:height="1.714cm" svg:x="12.543cm" svg:y="2.626cm">
          <draw:image xlink:href="Pictures/10000201000000EF000000E627A34A1357D8A407.png" xlink:type="simple" xlink:show="embed" xlink:actuate="onLoad" draw:mime-type="image/png">
            <text:p/>
          </draw:image>
        </draw:frame>
        <draw:frame draw:name="noun_process_876181.svg" draw:style-name="gr3" draw:text-style-name="P2" xml:id="id14" draw:id="id14" draw:layer="layout" svg:width="1.856cm" svg:height="1.738cm" svg:x="5.625cm" svg:y="11.966cm">
          <draw:image xlink:href="Pictures/10000CBD00000741000006CBB8DA7E94BB88283C.svg" xlink:type="simple" xlink:show="embed" xlink:actuate="onLoad" draw:mime-type="image/svg+xml">
            <text:p/>
          </draw:image>
          <draw:image xlink:href="Pictures/100002010000004600000042068AF9510C73F7D4.png" xlink:type="simple" xlink:show="embed" xlink:actuate="onLoad" draw:mime-type="image/png"/>
          <svg:title>Gears</svg:title>
        </draw:frame>
        <draw:frame draw:style-name="gr16" draw:text-style-name="P2" draw:layer="layout" svg:width="1.269cm" svg:height="1.344cm" draw:transform="rotate (-3.14159265358979) translate (7.188cm 19.288cm)">
          <draw:image xlink:href="Pictures/10000560000004F6000005413BD8687ABFCF0532.svg" xlink:type="simple" xlink:show="embed" xlink:actuate="onLoad" draw:mime-type="image/svg+xml">
            <text:p/>
          </draw:image>
          <draw:image xlink:href="Pictures/100002010000003000000033C70662DF40C4A007.png" xlink:type="simple" xlink:show="embed" xlink:actuate="onLoad" draw:mime-type="image/png"/>
        </draw:frame>
        <draw:connector draw:style-name="gr7" draw:text-style-name="P2" draw:layer="layout" svg:x1="15.027cm" svg:y1="14.66cm" svg:x2="6.553cm" svg:y2="16.498cm" draw:start-shape="id10" draw:start-glue-point="2" draw:end-shape="id11" draw:end-glue-point="0" svg:d="M15027 14660v919h-8474v919" svg:viewBox="0 0 8475 1839">
          <text:p/>
        </draw:connector>
        <draw:frame draw:style-name="gr17" draw:text-style-name="P5" draw:layer="layout" svg:width="2.586cm" svg:height="1.049cm" svg:x="10.233cm" svg:y="8.739cm">
          <draw:text-box>
            <text:p><text:span text:style-name="T2">.json/</text:span></text:p>
            <text:p><text:span text:style-name="T2">.toml/.yml</text:span></text:p>
          </draw:text-box>
        </draw:frame>
        <draw:connector draw:style-name="gr7" draw:text-style-name="P2" draw:layer="layout" draw:type="line" svg:x1="7.77cm" svg:y1="8.228cm" svg:x2="9.517cm" svg:y2="8.228cm" draw:start-shape="id4" draw:start-glue-point="1" draw:end-shape="id12" draw:end-glue-point="3" svg:d="M7770 8228h1747" svg:viewBox="0 0 1748 1">
          <text:p/>
        </draw:connector>
        <draw:frame draw:style-name="gr12" draw:text-style-name="P8" draw:layer="layout" svg:width="3.805cm" svg:height="0.676cm" svg:x="8.325cm" svg:y="9.794cm">
          <draw:text-box>
            <text:p><text:span text:style-name="T3">original records</text:span></text:p>
          </draw:text-box>
        </draw:frame>
        <draw:connector draw:style-name="gr7" draw:text-style-name="P2" draw:layer="layout" svg:x1="14.968cm" svg:y1="10.018cm" svg:x2="6.553cm" svg:y2="11.966cm" draw:start-shape="id13" draw:start-glue-point="2" draw:end-shape="id14" draw:end-glue-point="0" svg:d="M14968 10018v974h-8415v974" svg:viewBox="0 0 8416 1949">
          <text:p/>
        </draw:connector>
        <draw:connector draw:style-name="gr7" draw:text-style-name="P2" draw:layer="layout" draw:type="line" svg:x1="10.983cm" svg:y1="8.228cm" svg:x2="14.202cm" svg:y2="8.228cm" draw:start-shape="id12" draw:start-glue-point="1" draw:end-shape="id15" draw:end-glue-point="3" svg:d="M10983 8228h3219" svg:viewBox="0 0 3220 1">
          <text:p/>
        </draw:connector>
        <draw:connector draw:style-name="gr7" draw:text-style-name="P2" draw:layer="layout" draw:type="line" svg:x1="7.481cm" svg:y1="12.835cm" svg:x2="14.202cm" svg:y2="12.835cm" draw:start-shape="id14" draw:start-glue-point="1" draw:end-shape="id16" draw:end-glue-point="3" svg:d="M7481 12835h6721" svg:viewBox="0 0 6722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CRA" svg:font-family="OCRA" style:font-pitch="fixed"/>
    <style:font-face style:name="OCRA1" svg:font-family="OCRA" style:font-adornments="Regular" style:font-pitch="fixed"/>
    <style:font-face style:name="CMU Bright2" svg:font-family="'CMU Bright'" style:font-adornments="Regular" style:font-pitch="variable"/>
    <style:font-face style:name="OCRA2" svg:font-family="OCRA" style:font-adornments="Regular" style:font-pitch="variable"/>
    <style:font-face style:name="CMU Bright" svg:font-family="'CMU Bright'" style:font-family-generic="roman" style:font-pitch="variable"/>
    <style:font-face style:name="CMU Bright1" svg:font-family="'CMU Br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8cm" draw:marker-start-center="false" draw:marker-end-width="0.28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Bright1" fo:font-family="'CMU Bright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tin Häuer</meta:initial-creator>
    <meta:creation-date>2021-07-06T12:40:00.252562794</meta:creation-date>
    <dc:date>2021-12-13T17:39:22.544571569</dc:date>
    <dc:creator>Martin Häuer</dc:creator>
    <meta:editing-duration>PT1H57M5S</meta:editing-duration>
    <meta:editing-cycles>7</meta:editing-cycles>
    <meta:generator>LibreOffice/7.1.7.2$Linux_X86_64 LibreOffice_project/10$Build-2</meta:generator>
    <meta:document-statistic meta:object-count="46"/>
  </office:meta>
</office:document-meta>
</file>